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c64d"/>
    </style:style>
    <style:style style:name="P2" style:family="paragraph" style:parent-style-name="Standard">
      <style:text-properties officeooo:paragraph-rsid="0028b3b9"/>
    </style:style>
    <style:style style:name="P3" style:family="paragraph" style:parent-style-name="Standard">
      <style:text-properties officeooo:paragraph-rsid="0029ef2a"/>
    </style:style>
    <style:style style:name="P4" style:family="paragraph" style:parent-style-name="Standard">
      <style:text-properties officeooo:paragraph-rsid="002af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¿Cuál es la normativa clave para la gestión de la calidad en un taller de microinformática?</text:p>
      <text:p text:style-name="P4">a) ISO 14001</text:p>
      <text:p text:style-name="P4">b) OHSAS 18001</text:p>
      <text:p text:style-name="P4">c) ISO 9001</text:p>
      <text:p text:style-name="P4">d) Normativa EN 61010</text:p>
      <text:p text:style-name="P4"/>
      <text:p text:style-name="P4">¿Qué característica es común en un lector de tarjetas con conexión USB-C?</text:p>
      <text:p text:style-name="P4">a) Necesidad de adaptadores para la transferencia de datos</text:p>
      <text:p text:style-name="P4">b) Mayor velocidad de lectura de tarjetas de memoria</text:p>
      <text:p text:style-name="P4">c) Uso exclusivo para dispositivos Android</text:p>
      <text:p text:style-name="P4">d) Reducción de la velocidad de transferencia</text:p>
      <text:p text:style-name="P4"/>
      <text:p text:style-name="P4">¿Cuál es la ventaja de una base de refrigeración para laptop?</text:p>
      <text:p text:style-name="P4">a) Proporcionar almacenamiento adicional a la computadora</text:p>
      <text:p text:style-name="P4">b) Controlar la velocidad de los ventiladores internos para enfriar la laptop</text:p>
      <text:p text:style-name="P4">c) Exclusivamente para la reproducción de video</text:p>
      <text:p text:style-name="P4">d) Reducción de la velocidad de transferencia de datos</text:p>
      <text:p text:style-name="P4"/>
      <text:p text:style-name="P4">¿Qué función realiza una base de refrigeración con ventiladores ajustables?</text:p>
      <text:p text:style-name="P4">a) Ajuste manual de la velocidad de los ventiladores</text:p>
      <text:p text:style-name="P4">b) Uso exclusivo para dispositivos Apple</text:p>
      <text:p text:style-name="P4">c) Reducción de la velocidad de transferencia de datos</text:p>
      <text:p text:style-name="P4">d) Control automático de la temperatura de la laptop</text:p>
      <text:p text:style-name="P4"/>
      <text:p text:style-name="P4">¿Cuál es la principal función de un teclado externo para laptop?</text:p>
      <text:p text:style-name="P4">a) Gestionar la velocidad de los ventiladores</text:p>
      <text:p text:style-name="P4">b) Proporcionar una base de conexión para dispositivos externos</text:p>
      <text:p text:style-name="P4">c) Exclusivamente para la reproducción de video</text:p>
      <text:p text:style-name="P4">d) Facilitar la entrada de datos en una laptop</text:p>
      <text:p text:style-name="P4"/>
      <text:p text:style-name="P4">¿Qué ventaja ofrece un teclado externo mecánico sobre uno de membrana?</text:p>
      <text:p text:style-name="P4">a) Menos durabilidad y resistencia</text:p>
      <text:p text:style-name="P4">b) Mayor retroalimentación táctil y durabilidad</text:p>
      <text:p text:style-name="P4">c) Exclusivamente para dispositivos Windows</text:p>
      <text:p text:style-name="P4">d) Reducción de la velocidad de transferencia de datos</text:p>
      <text:p text:style-name="P4"/>
      <text:p text:style-name="P4">¿Cuál es la función principal de un adaptador de corriente externo?</text:p>
      <text:p text:style-name="P4">a) Gestionar la velocidad de los ventiladores</text:p>
      <text:p text:style-name="P4">b) Proporcionar energía adicional a dispositivos externos</text:p>
      <text:p text:style-name="P4">c) Exclusivamente para la reproducción de video</text:p>
      <text:p text:style-name="P4">d) Ampliar la capacidad de almacenamiento interno</text:p>
      <text:p text:style-name="P4"/>
      <text:p text:style-name="P4">¿Cuál es la recomendación estándar de luminosidad para un espacio de trabajo en un taller de microinformática según las normativas ergonómicas?</text:p>
      <text:p text:style-name="P4">a) Entre 100 y 200 lux</text:p>
      <text:p text:style-name="P4">b) Menos de 50 lux</text:p>
      <text:p text:style-name="P4">c) Más de 500 lux</text:p>
      <text:p text:style-name="P4">d) Sin restricciones de luminosidad</text:p>
      <text:p text:style-name="P4"/>
      <text:p text:style-name="P4">¿Qué posición de la pantalla del monitor se considera ergonómicamente recomendada para evitar molestias visuales?</text:p>
      <text:p text:style-name="P4"><text:soft-page-break/>a) A nivel de los ojos o ligeramente debajo</text:p>
      <text:p text:style-name="P4">b) Por encima de la línea de visión</text:p>
      <text:p text:style-name="P4">c) En un ángulo de 45 grados hacia abajo</text:p>
      <text:p text:style-name="P4">d) En un ángulo de 90 grados hacia arriba</text:p>
      <text:p text:style-name="P4"/>
      <text:p text:style-name="P4">¿Cuál es la altura recomendada para la silla de trabajo en un taller de microinformática?</text:p>
      <text:p text:style-name="P4">a) A nivel del suelo</text:p>
      <text:p text:style-name="P4">b) Ajustada de manera que los pies toquen el suelo y las rodillas formen un ángulo de 90 grados</text:p>
      <text:p text:style-name="P4">c) Más alta que la altura de la mesa</text:p>
      <text:p text:style-name="P4">d) Sin restricciones de altura</text:p>
      <text:p text:style-name="P4"/>
      <text:p text:style-name="P4">¿Qué distancia se sugiere entre los ojos y la pantalla del monitor para reducir la fatiga visual?</text:p>
      <text:p text:style-name="P4">a) Menos de 20 centímetros</text:p>
      <text:p text:style-name="P4">b) Más de 1 metro</text:p>
      <text:p text:style-name="P4">c) Entre 50 y 70 centímetros</text:p>
      <text:p text:style-name="P4">d) Sin restricciones de distancia</text:p>
      <text:p text:style-name="P4"/>
      <text:p text:style-name="P4">¿Cuál es la posición recomendada de los brazos al trabajar en un taller de microinformática?</text:p>
      <text:p text:style-name="P4">a) Estirados completamente</text:p>
      <text:p text:style-name="P4">b) En un ángulo de 180 grados</text:p>
      <text:p text:style-name="P4">c) Formando un ángulo de 90 grados</text:p>
      <text:p text:style-name="P4">d) Sin restricciones de posición</text:p>
      <text:p text:style-name="P4"/>
      <text:p text:style-name="P4">¿Qué se recomienda para evitar la fatiga visual en un espacio de trabajo con computadora?</text:p>
      <text:p text:style-name="P4">a) Pantallas de baja resolución</text:p>
      <text:p text:style-name="P4">b) Fuentes de luz intensa directa sobre la pantalla</text:p>
      <text:p text:style-name="P4">c) Descansar los ojos mirando al horizonte cada 2 horas</text:p>
      <text:p text:style-name="P4">d) Sin restricciones en las condiciones visuales</text:p>
      <text:p text:style-name="P4"/>
      <text:p text:style-name="P4">¿Cuál es la posición ideal del teclado y el ratón para prevenir problemas musculoesqueléticos?</text:p>
      <text:p text:style-name="P4">a) En un nivel inferior al de los codos</text:p>
      <text:p text:style-name="P4">b) A la altura del pecho</text:p>
      <text:p text:style-name="P4">c) A la altura de los hombros</text:p>
      <text:p text:style-name="P4">d) Sin restricciones de posición</text:p>
      <text:p text:style-name="P4"/>
      <text:p text:style-name="P4">¿Cuál es la postura recomendada para evitar molestias en la espalda al estar sentado en una silla durante largos periodos?</text:p>
      <text:p text:style-name="P4">a) Inclinarse hacia adelante</text:p>
      <text:p text:style-name="P4">b) Mantener la espalda recta y apoyada en el respaldo de la silla</text:p>
      <text:p text:style-name="P4">c) Cruzar las piernas</text:p>
      <text:p text:style-name="P4">d) Sin restricciones de postura</text:p>
      <text:p text:style-name="P4"/>
      <text:p text:style-name="P4">¿Qué se recomienda para prevenir la fatiga visual en un taller de microinformática?</text:p>
      <text:p text:style-name="P4">a) Monitores de baja resolución</text:p>
      <text:p text:style-name="P4">b) Iluminación intensa directa sobre la pantalla</text:p>
      <text:p text:style-name="P4">c) Tomar descansos cortos cada hora</text:p>
      <text:p text:style-name="P4">d) Sin restricciones en las condiciones visuales</text:p>
      <text:p text:style-name="P4"/>
      <text:p text:style-name="P4">¿Cuál es la posición ergonómicamente correcta para los pies al estar sentado en un espacio de trabajo de microinformática?</text:p>
      <text:p text:style-name="P4">a) Cruzar las piernas</text:p>
      <text:p text:style-name="P4">b) Mantener los pies en el suelo o apoyados en un reposapiés</text:p>
      <text:p text:style-name="P4"><text:soft-page-break/>c) Colocar los pies sobre la silla</text:p>
      <text:p text:style-name="P4">d) Sin restricciones de posición de los pies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29:58.171582815</dc:date>
    <meta:editing-duration>PT19M52S</meta:editing-duration>
    <meta:editing-cycles>21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85" meta:word-count="720" meta:character-count="4242" meta:non-whitespace-character-count="3607"/>
  </office:meta>
</office:document-meta>
</file>